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" style:parent-style-name="Hiperhivatkozás" style:family="text">
      <style:text-properties style:font-name="Arial" style:font-name-complex="Arial" fo:color="#0B0080" fo:font-size="10.5pt" style:font-size-asian="10.5pt" style:font-size-complex="10.5pt" fo:background-color="#FFFFFF"/>
    </style:style>
    <style:style style:name="T4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5" style:parent-style-name="Hiperhivatkozás" style:family="text">
      <style:text-properties style:font-name="Arial" style:font-name-complex="Arial" fo:color="#0B0080" fo:font-size="10.5pt" style:font-size-asian="10.5pt" style:font-size-complex="10.5pt" fo:background-color="#FFFFFF"/>
    </style:style>
    <style:style style:name="T6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7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8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T9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0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1" style:parent-style-name="Bekezdésalapbetűtípusa" style:family="text">
      <style:text-properties style:font-name="Arial" style:font-name-complex="Arial" fo:color="#222222" style:text-position="super 66.6%" fo:background-color="#FFFFFF"/>
    </style:style>
    <style:style style:name="T12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13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14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T15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6" style:parent-style-name="Hiperhivatkozás" style:family="text">
      <style:text-properties style:font-name="Arial" style:font-name-complex="Arial" fo:color="#0B0080" fo:font-size="10.5pt" style:font-size-asian="10.5pt" style:font-size-complex="10.5pt" fo:background-color="#FFFFFF"/>
    </style:style>
    <style:style style:name="T17" style:parent-style-name="Hiperhivatkozás" style:family="text">
      <style:text-properties style:font-name="Arial" style:font-name-complex="Arial" fo:color="#0B0080" fo:font-size="10.5pt" style:font-size-asian="10.5pt" style:font-size-complex="10.5pt" fo:background-color="#FFFFFF"/>
    </style:style>
    <style:style style:name="T18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19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20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21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22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23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T24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25" style:parent-style-name="Bekezdésalapbetűtípusa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 fo:background-color="#FFFFFF"/>
    </style:style>
    <style:style style:name="T26" style:parent-style-name="Bekezdésalapbetűtípusa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27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</office:automatic-styles>
  <office:body>
    <office:text text:use-soft-page-breaks="true">
      <text:p text:style-name="P1">Források:</text:p>
      <text:p text:style-name="Standard"><text:a xlink:href="https://hu.wikipedia.org/wiki/Szent-Györgyi_Albert" office:target-frame-name="_top" xlink:show="replace">https://hu.wikipedia.org/wiki/Szent-Gy%C3%B6rgyi_Albert</text:a></text:p>
      <text:p text:style-name="Standard"><text:a xlink:href="https://www.kfki.hu/~cheminfo/hun/mvm/arc/szentgy.html" office:target-frame-name="_top" xlink:show="replace">https://www.kfki.hu/~cheminfo/hun/mvm/arc/szentgy.html</text:a></text:p>
      <text:p text:style-name="Standard"/>
      <text:p text:style-name="Standard"/>
      <text:p text:style-name="Standard">Szent-Györgyi Albert</text:p>
      <text:p text:style-name="Standard"/>
      <text:p text:style-name="Standard">Született: 1893. szeptember 16-án, Budapesten</text:p>
      <text:p text:style-name="Standard">Elhunyt: 1988. október 22-én, Woods Hole, Massachusetts</text:p>
      <text:p text:style-name="Standard"/>
      <text:p text:style-name="Standard">Szülei Szentgyörgyi Miklós és Lenhossék Jozefina. Apai ágon nemesi, anyai ágon pedig orvosprofesszori felmenőkkel jeleskedett. Szülai házasságának megromlása után két testvérével, Pállal és Imrével Pesten élt.</text:p>
      <text:p text:style-name="Standard">Kezdeti tanulmányait 1904 és 1911 között a Lónyai<text:s/>utcai református gimnáziumban végezte, ahonnan nagybátyja tiltása ellenére a Budapesti Tudományegyetem Orvostudományi Karára jelentkezett.</text:p>
      <text:p text:style-name="Standard">1914 nyarán a kötelező három hónapos katonai szolgálatát tölti, amikor kitör az első világháború, és a keleti frontra<text:s/>kerül, ahol medikusként tevékenykedik, de elege lesz a háborúból, ezért belelő a karjába, hogy kórházba kerülhessen. Lábadozása alatt folytatja tanulmányait a Tudományegyetemen, és 1917-ben orvosi diplomát szerez. <text:s/></text:p>
      <text:p text:style-name="Standard">1917. szeptember 15-én feleségül veszi<text:s/>Demény Kornéliát, a Magyar Posta vezérigazgatójának lányát. 1918. október 3-án megszületik lánya, Nelli, ennek köszönhetően szabadságot kap, melynek lejárta előtt a háború véget ér.</text:p>
      <text:p text:style-name="Standard"/>
      <text:p text:style-name="Standard"/>
      <text:p text:style-name="Standard"><text:s/>A világháború után Pozsonyban, Prágában, Leidenben valamint Gröningben<text:s/>folytat tanulmányokat, ahol eredetileg a holland trópusi orvosi vizsgát szeretné letenni, azonban ennek gyakorlati részén megbukik. Az egyetem professzora, Hartog Jacob Hamburger alkalmazza, vele végez kutatásokat, kutyakísérletekben segédkezik, majd az Addison-kórban szenvedő betegekkel foglalkozik, melyek során 1927-ben felfedez egy a mellékvesében található redukáló hatású anyagot, melyet hexuronsavnak nevez el. Tanulmányozására ösztöndíjat nyer el a Cambridge-i Egyetemre Frederick Hopkins, Nobel-díjas tudós támogatásával. Kutatásai eredménye képpen az egyetem biokémiai tanszékén szerzi meg második doktorátusát, ezúttal kémiából, melyet követően egy évig E.C Kendall támogatásával az Egyesült Államokban dolgozik.</text:p>
      <text:p text:style-name="Standard"/>
      <text:p text:style-name="Standard">1928-ban Klebelsberg Kuno kultuszminiszter<text:s/>felajánlja neki a Szegedi Tudományegyetem orvosi kémiai tanszékének vezetését.</text:p>
      <text:p text:style-name="Standard">Hazalátogatása után<text:s/><text:span text:style-name="T2">visszatért Cambridge-be, 1929 nyarán pedig az Amerikai Egyesült Államokban részt vett a </text:span><text:a office:title="Boston (Massachusetts)" xlink:href="https://hu.wikipedia.org/wiki/Boston_(Massachusetts)" office:target-frame-name="_top" xlink:show="replace"><text:span text:style-name="T3">Bostonban</text:span></text:a><text:span text:style-name="T4"> rendezett élettani világkongresszuson, ahol<text:s/></text:span><text:s/><text:a office:title="Edward Calvin Kendall" xlink:href="https://hu.wikipedia.org/wiki/Edward_Calvin_Kendall" office:target-frame-name="_top" xlink:show="replace"><text:span text:style-name="T5">Edward C. Kendall</text:span></text:a><text:span text:style-name="T6"> meghívta a laboratóriumába, </text:span></text:p>
      <text:p text:style-name="P7"/>
      <text:p text:style-name="P8">1930 augusztusában<text:s/>Szent-Györgyi és családja elhagyta Angliát,majd 1930. október 26-án foglalta el végre szegedi katedráját (és odaköltözött családjával Szegedre) . <text:s text:c="2"/>1931 januárjától kezdte meg kutatói és tanári tevékenységét az orvosi vegytani intézet professzoraként.</text:p>
      <text:p text:style-name="Standard"/>
      <text:p text:style-name="Standard"><text:span text:style-name="T9">A R</text:span><text:span text:style-name="T10">ockefeller Alapítvány támogatásával</text:span><text:span text:style-name="T11"><text:s/></text:span><text:span text:style-name="T12">Szent-Györgyi egy modern tudományos központot és biokémiai iskolát hozott létre Szegeden. </text:span></text:p>
      <text:p text:style-name="P13">Új oktatási stílust vezetett be, az addig megszokott merev, poroszos, tekintélytiszteletre épülő professzorokkal szemben ő<text:s/>elvárta diákjaitól, hogy vitatkozzanak vele és szabadids programokat is szervezett velükDiákjainak kötelezővé tette a rendszeres sportolást (ő maga is teniszezett, röplabdázott, megtanult vitorlázórepülni, és 1934-ben motorbiciklijével európai körutat tett )</text:p>
      <text:p text:style-name="Standard"/>
      <text:p text:style-name="P14">1931 őszén egy fiatal amerikai kutató, Joseph L. Svirbely jelentkezett Szent-Györgyinél, hogy szeretne nála dolgozni egy évvig, amíg magyarországon van.</text:p>
      <text:soft-page-break/>
      <text:p text:style-name="Standard"><text:span text:style-name="T15">Svirbely<text:s/></text:span><text:a office:title="Charles Glen King" xlink:href="https://hu.wikipedia.org/wiki/Charles_Glen_King" office:target-frame-name="_top" xlink:show="replace"><text:span text:style-name="T16">Ch</text:span><text:span text:style-name="T17">arles Glen King</text:span></text:a><text:span text:style-name="T18"> kutatócsoportjának tagja volt, ahol a C-vitamint próbálták megtalálni, hiszen a skorbutellenes anyag kémiai tulajdonságai még ismeretlenek voltak. Tengerimalacokon folytak a kisérletek.</text:span></text:p>
      <text:p text:style-name="P19">Szent-Györgyi, a maradék hexuronsavát odaadta a fiatal<text:s/>kutatónak, hogy megnézhesse, tartalmaz- e C- vitamin.</text:p>
      <text:p text:style-name="P20">Az első állatkísérlet után kiderült számára, hogy a hexuronsav valójában koncentrált C-vitamin.</text:p>
      <text:p text:style-name="P21">1932 márciusában megírta Kingnek <text:s/>a kisérllet sikerességét, aki ezután április 1-jén a Science magazinban<text:s/>közzétette, hogy megtalálta a C-vitamint.</text:p>
      <text:p text:style-name="P22">Hosszú vita követte az eseményeket: mindkét fél ötlete ellopásával vádolta a másikat.<text:s/></text:p>
      <text:p text:style-name="P23">King 1933-ban megpróbálta szabadalmaztatni a C-vitamint, de a szabadalmi hivatal megállapította Szent-Györgyi elsőbbségét a felfedezésben,</text:p>
      <text:p text:style-name="Standard"><text:span text:style-name="T24">(1932. március 18-án, a Budapesti Királyi Orvosegyesület ülésén bejelentette: „</text:span><text:span text:style-name="T25">Nyilvánosság előtt először ezúttal mondjuk ki, hogy a hexuronsav és a C-vitamin azonosak</text:span><text:span text:style-name="T26">.” </text:span></text:p>
      <text:p text:style-name="Standard"/>
      <text:p text:style-name="Standard">Felhasználva összes külföldről hozott hexuronsavát, további kisérletezéseire már nem állt redelkezésére több.</text:p>
      <text:p text:style-name="Standard">Saját elmondása szerint az egyik vacsorához kapott paprikasalátáját azzal a kifogással érte el, hogy ne kelljen megennie, hogy azt mndenképpen meg kell vizsgálnia a laboratóriumba. Mindenki meglepetésére kiderült, hogy vaóban jelentős mennyiségű C-vitamint tartalmaz- és izolálni is sookkal egyszerűbb volt, mint a citrusféléket.</text:p>
      <text:p text:style-name="Standard">Összes munkatársa segitségével sikerült egy hét alatt másfél kilónyi C-vitamint kinyerniük.</text:p>
      <text:p text:style-name="P27">A C-vitamin nagytömegű előállítása érdekében 1933. szeptemberében egy hold földet kapott bérbe Szeged városától paprika termesztésre -kisérleteihez.</text:p>
      <text:p text:style-name="Standard">A vegyület nevét is Szent-Györgyi és Haworth adta: aszkorbinsav (skorbutellenes sav)</text:p>
      <text:p text:style-name="Standard">Ezen felfedezése által vált Szent-Györgyi Albert -egyik pillanatról a másikra- világhírűvé.</text:p>
      <text:p text:style-name="Standard">1937-ben ítélte neki a Nobel-díj Bizottság az orvosi és fiziológiai díjat a biológiai égéssel kapcsolatos felfedezéseiért-legfőképp a C-vitaminnal és fumársavkatalizátorral végzett kutatómunkájáért.</text:p>
      <text:p text:style-name="Standard">Ugyan ebben az évben kapott Haworth kémiai Nobel-díjat( a C-vitamin szerkezetének meghatározásáért)</text:p>
      <text:p text:style-name="Standard">Szent-Györgyi a Nobel-díja mellé járó érmét a téli háború finnországi szenvedőinek ajnlotta fel, ma pedig a Magyar Nemzeti Múzeum tulajdonát képzi.</text:p>
      <text:p text:style-name="Standard">Szegedi kutatómunkája során más fontos felfedezést is tett. Kmutatta a paprikában -az általa ideiglenesen P-vitaminnak nevezett- flavonoidot<text:s/>(melyszinte minden táplálékban megtalálható)</text:p>
      <text:p text:style-name="Standard">Egyes szerves savakról felfedezte, hogy katalizátor szerepet játszanak a biológiai oxidációban.</text:p>
      <text:p text:style-name="Standard">Közel állt a citrátciklus felfedezéséhez, ám a ciklus minden tagját Hans Krebs azonosította.( innen a neve: Szent-Györgyi-Krebs- ciklus)</text:p>
      <text:p text:style-name="Standard"/>
      <text:p text:style-name="Standard">1938-ban vált a Magyar Tudományos Akadémia rendes tagjáv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impa</meta:initial-creator>
    <dc:creator>nina.nemeth@sulid.hu</dc:creator>
    <meta:creation-date>2018-04-29T10:54:00Z</meta:creation-date>
    <dc:date>2018-04-29T10:54:00Z</dc:date>
    <meta:template xlink:href="Normal" xlink:type="simple"/>
    <meta:editing-cycles>2</meta:editing-cycles>
    <meta:editing-duration>PT0S</meta:editing-duration>
    <meta:document-statistic meta:page-count="2" meta:paragraph-count="12" meta:word-count="815" meta:character-count="6431" meta:row-count="46" meta:non-whitespace-character-count="5628"/>
  </office:meta>
</office:document-meta>
</file>